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/>
    </style:style>
    <style:style style:name="P2" style:parent-style-name="Textbody" style:family="paragraph">
      <style:text-properties fo:font-style="italic" style:font-style-asian="italic" fo:language="it" fo:country="IT"/>
    </style:style>
    <style:style style:name="P3" style:parent-style-name="Normale" style:family="paragraph">
      <style:text-properties fo:font-style="italic" style:font-style-asian="italic"/>
    </style:style>
    <style:style style:name="P4" style:parent-style-name="Paragrafoelenco" style:family="paragraph"/>
    <style:style style:name="P5" style:parent-style-name="Paragrafoelenco" style:family="paragraph"/>
    <style:style style:name="P6" style:parent-style-name="Paragrafoelenco" style:family="paragraph"/>
    <style:style style:name="P7" style:parent-style-name="Paragrafoelenco" style:family="paragraph"/>
    <style:style style:name="P8" style:parent-style-name="Paragrafoelenco" style:family="paragraph"/>
    <style:style style:name="P9" style:parent-style-name="Paragrafoelenco" style:family="paragraph"/>
    <style:style style:name="P10" style:parent-style-name="Paragrafoelenco" style:family="paragraph"/>
  </office:automatic-styles>
  <office:body>
    <office:text text:use-soft-page-breaks="true">
      <text:p text:style-name="P1">Muse: Note di Sviluppo</text:p>
      <text:p text:style-name="Normale"/>
      <text:h text:style-name="Titolo1" text:outline-level="1">Riorganizzazione <text:s/>strutture dati Relay Session Manager</text:h>
      <text:p text:style-name="P2">Sistemare le strutture dati all'interno della classe SessionManager per tenere traccia che se il nodo è di tipo BigBoss esistono , oltre ai client, I relay secondari.</text:p>
      <text:p text:style-name="P3"/>
      <text:p text:style-name="Normale">Al posto delle strutture dati pReferences e sessionInfo introduco la classe Session che contiene</text:p>
      <text:list text:style-name="LFO2" text:continue-numbering="true">
        <text:list-item>
          <text:p text:style-name="P4">un identificativo String ( l’indirizzo Ip del client che si serve)</text:p>
        </text:list-item>
        <text:list-item>
          <text:p text:style-name="P5">un riferimento al Proxy che gestisce lo streaming</text:p>
        </text:list-item>
        <text:list-item>
          <text:p text:style-name="P6">l’insieme delle porte prima contenute in SessionInfo<text:s/>singolarmente</text:p>
        </text:list-item>
        <text:list-item>
          <text:p text:style-name="P7">Una stringa che contiene l’indirizzo dell’eventuale relay secondario che ottiene lo streamig dal big boss per poi ridirigerlo verso un suo client( se lo streaming è effettuato direttamente verso il client<text:s/></text:p>
        </text:list-item>
      </text:list>
      <text:p text:style-name="Normale">Espone inoltre i seguenti metodi ( oltre ai getter e setter)</text:p>
      <text:list text:style-name="LFO3" text:continue-numbering="true">
        <text:list-item>
          <text:p text:style-name="P8">IsMediata() che restituisce true se la sessione corrente è diretta verso un big boss secondario</text:p>
        </text:list-item>
        <text:list-item>
          <text:p text:style-name="P9">IsMediataTramite(String indirizzo) restituisce true se il flusso è trasmesso verso il relay secondario che ha l’indirizzo specificato.</text:p>
        </text:list-item>
        <text:list-item>
          <text:p text:style-name="P10">Il metodo get/set Sessioninfo che modifica in un colpo solo tutte le informazioni sulle sessioni.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olo" style:display-name="Titolo" style:family="paragraph" style:parent-style-name="Normale" style:next-style-name="Norma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oloCarattere" style:display-name="Titolo Carattere" style:family="text" style:parent-style-name="Car.predefinitoparagrafo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extbody" style:display-name="Text body" style:family="paragraph" style:parent-style-name="Normale">
      <style:paragraph-properties fo:widows="0" fo:orphans="0" style:vertical-align="baseline" fo:margin-bottom="0.0833in" fo:line-height="100%"/>
      <style:text-properties style:font-name="Nimbus Roman No9 L" style:font-name-asian="DejaVu Sans" style:font-name-complex="DejaVu Sans" style:letter-kerning="true" fo:font-size="12pt" style:font-size-asian="12pt" style:font-size-complex="12pt" fo:language="en" fo:country="US" style:language-asian="it" style:country-asian="IT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co</meta:initial-creator>
    <dc:creator>Marco</dc:creator>
    <meta:creation-date>2010-02-01T15:24:00Z</meta:creation-date>
    <dc:date>2010-02-01T15:57:00Z</dc:date>
    <meta:template xlink:href="Normal" xlink:type="simple"/>
    <meta:editing-cycles>3</meta:editing-cycles>
    <meta:editing-duration>PT1920S</meta:editing-duration>
    <meta:document-statistic meta:page-count="1" meta:paragraph-count="2" meta:word-count="167" meta:character-count="1123" meta:row-count="7" meta:non-whitespace-character-count="958"/>
  </office:meta>
</office:document-meta>
</file>